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67mm"/>
    </style:style>
    <style:style style:name="co2" style:family="table-column">
      <style:table-column-properties fo:break-before="auto" style:column-width="29.63mm"/>
    </style:style>
    <style:style style:name="co3" style:family="table-column">
      <style:table-column-properties fo:break-before="auto" style:column-width="48.98mm"/>
    </style:style>
    <style:style style:name="co4" style:family="table-column">
      <style:table-column-properties fo:break-before="auto" style:column-width="15.52mm"/>
    </style:style>
    <style:style style:name="co5" style:family="table-column">
      <style:table-column-properties fo:break-before="auto" style:column-width="10.83mm"/>
    </style:style>
    <style:style style:name="co6" style:family="table-column">
      <style:table-column-properties fo:break-before="auto" style:column-width="25.59mm"/>
    </style:style>
    <style:style style:name="co7" style:family="table-column">
      <style:table-column-properties fo:break-before="auto" style:column-width="31.57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3.76mm"/>
    </style:style>
    <style:style style:name="co10" style:family="table-column">
      <style:table-column-properties fo:break-before="auto" style:column-width="30.22mm"/>
    </style:style>
    <style:style style:name="co11" style:family="table-column">
      <style:table-column-properties fo:break-before="auto" style:column-width="32.95mm"/>
    </style:style>
    <style:style style:name="co12" style:family="table-column">
      <style:table-column-properties fo:break-before="auto" style:column-width="27.22mm"/>
    </style:style>
    <style:style style:name="co13" style:family="table-column">
      <style:table-column-properties fo:break-before="auto" style:column-width="30.76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bf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00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ce181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ce181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4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8" table:default-cell-style-name="ce11"/>
        <table:table-row table:style-name="ro1">
          <table:table-cell table:style-name="ce9" office:value-type="string" calcext:value-type="string">
            <text:p>Sezon</text:p>
          </table:table-cell>
          <table:table-cell table:style-name="ce9" office:value-type="string" calcext:value-type="string">
            <text:p>Seri</text:p>
          </table:table-cell>
          <table:table-cell table:style-name="ce9" office:value-type="string" calcext:value-type="string">
            <text:p>Takım Adı</text:p>
          </table:table-cell>
          <table:table-cell table:style-name="ce9" office:value-type="string" calcext:value-type="string">
            <text:p>No.</text:p>
          </table:table-cell>
          <table:table-cell table:style-name="ce9" office:value-type="string" calcext:value-type="string">
            <text:p>Yarışlar</text:p>
          </table:table-cell>
          <table:table-cell table:style-name="ce9" office:value-type="string" calcext:value-type="string">
            <text:p>Pol</text:p>
          </table:table-cell>
          <table:table-cell table:style-name="ce9" office:value-type="string" calcext:value-type="string">
            <text:p>Galibiyet</text:p>
          </table:table-cell>
          <table:table-cell table:style-name="ce9" office:value-type="string" calcext:value-type="string">
            <text:p>Puan</text:p>
          </table:table-cell>
          <table:table-cell table:style-name="ce9" office:value-type="string" calcext:value-type="string">
            <text:p>Durum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Formula Renault İngiltere</text:p>
          </table:table-cell>
          <table:table-cell office:value-type="string" calcext:value-type="string">
            <text:p>Manor Motorsport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74" calcext:value-type="float">
            <text:p>274</text:p>
          </table:table-cell>
          <table:table-cell table:style-name="ce10" office:value-type="string" calcext:value-type="string">
            <text:p>3.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Formula Renault İngiltere</text:p>
          </table:table-cell>
          <table:table-cell office:value-type="string" calcext:value-type="string">
            <text:p>Manor Motorsport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1.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Formula 3 Euroseries</text:p>
          </table:table-cell>
          <table:table-cell office:value-type="string" calcext:value-type="string">
            <text:p>Manor Motorsport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style-name="ce10" office:value-type="string" calcext:value-type="string">
            <text:p>5.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Formula 3 Euroseries</text:p>
          </table:table-cell>
          <table:table-cell office:value-type="string" calcext:value-type="string">
            <text:p>ASM F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1.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ART Grand Prix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.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Formula 1</text:p>
          </table:table-cell>
          <table:table-cell office:value-type="string" calcext:value-type="string">
            <text:p>Vodafone McLaren Mercedes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table:style-name="ce10" office:value-type="string" calcext:value-type="string">
            <text:p>2.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Formula 1</text:p>
          </table:table-cell>
          <table:table-cell office:value-type="string" calcext:value-type="string">
            <text:p>Vodafone McLaren Mercedes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.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Formula 1</text:p>
          </table:table-cell>
          <table:table-cell office:value-type="string" calcext:value-type="string">
            <text:p>Vodafone McLaren Mercedes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style-name="ce12" office:value-type="string" calcext:value-type="string">
            <text:p>5.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Formula 1</text:p>
          </table:table-cell>
          <table:table-cell office:value-type="string" calcext:value-type="string">
            <text:p>Vodafone McLaren Mercedes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table:style-name="ce12" office:value-type="string" calcext:value-type="string">
            <text:p>4.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Formula 1</text:p>
          </table:table-cell>
          <table:table-cell office:value-type="string" calcext:value-type="string">
            <text:p>Vodafone McLaren Mercedes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7" calcext:value-type="float">
            <text:p>227</text:p>
          </table:table-cell>
          <table:table-cell table:style-name="ce12" office:value-type="string" calcext:value-type="string">
            <text:p>5.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Formula 1</text:p>
          </table:table-cell>
          <table:table-cell office:value-type="string" calcext:value-type="string">
            <text:p>Vodafone McLaren Mercedes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  <table:table-cell table:style-name="ce12" office:value-type="string" calcext:value-type="string">
            <text:p>4.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Formula 1</text:p>
          </table:table-cell>
          <table:table-cell office:value-type="string" calcext:value-type="string">
            <text:p>Mercedes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table:style-name="ce12" office:value-type="string" calcext:value-type="string">
            <text:p>4.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Formula 1</text:p>
          </table:table-cell>
          <table:table-cell office:value-type="string" calcext:value-type="string">
            <text:p>Mercedes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1.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Formula 1</text:p>
          </table:table-cell>
          <table:table-cell office:value-type="string" calcext:value-type="string">
            <text:p>Mercedes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1.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Formula 1</text:p>
          </table:table-cell>
          <table:table-cell office:value-type="string" calcext:value-type="string">
            <text:p>Mercedes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80" calcext:value-type="float">
            <text:p>380</text:p>
          </table:table-cell>
          <table:table-cell table:style-name="ce10" office:value-type="string" calcext:value-type="string">
            <text:p>2.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Formula 1</text:p>
          </table:table-cell>
          <table:table-cell office:value-type="string" calcext:value-type="string">
            <text:p>Mercedes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1.</text:p>
          </table:table-cell>
        </table:table-row>
        <table:table-row table:style-name="ro2">
          <table:table-cell table:style-name="Default" table:number-columns-repeated="3"/>
          <table:table-cell table:style-name="Default" office:value-type="string" calcext:value-type="string">
            <text:p>Toplam =</text:p>
          </table:table-cell>
          <table:table-cell table:style-name="Default" table:formula="of:=SUM([.E2:.E17])" office:value-type="float" office:value="295" calcext:value-type="float">
            <text:p>295</text:p>
          </table:table-cell>
          <table:table-cell table:style-name="Default" table:formula="of:=SUM([.F2:.F17])" office:value-type="float" office:value="94" calcext:value-type="float">
            <text:p>94</text:p>
          </table:table-cell>
          <table:table-cell table:style-name="Default" table:formula="of:=SUM([.G2:.G17])" office:value-type="float" office:value="95" calcext:value-type="float">
            <text:p>95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6"/>
          <table:table-cell table:style-name="Default" office:value-type="string" calcext:value-type="string">
            <text:p>Ortalama Puan =</text:p>
          </table:table-cell>
          <table:table-cell table:style-name="Default" table:formula="of:=AVERAGE([.H2:.H17])" office:value-type="float" office:value="226.625" calcext:value-type="float">
            <text:p>226,625</text:p>
          </table:table-cell>
          <table:table-cell table:style-name="Default"/>
        </table:table-row>
      </table:table>
      <table:table table:name="Çizelge2" table:style-name="ta1"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8" table:number-columns-repeated="1019" table:default-cell-style-name="ce8"/>
        <table:table-row table:style-name="ro2">
          <table:table-cell table:style-name="ce5"/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C</text:p>
          </table:table-cell>
          <table:table-cell table:style-name="ce18" office:value-type="string" calcext:value-type="string">
            <text:p>D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1.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57" calcext:value-type="float">
            <text:p>57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6" office:value-type="string" calcext:value-type="string">
            <text:p>2.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7" calcext:value-type="float">
            <text:p>7</text:p>
          </table:table-cell>
          <table:table-cell table:style-name="ce17" office:value-type="float" office:value="0.01" calcext:value-type="float">
            <text:p>0,01</text:p>
          </table:table-cell>
          <table:table-cell table:style-name="ce15" office:value-type="float" office:value="-9" calcext:value-type="float">
            <text:p>-9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6" office:value-type="string" calcext:value-type="string">
            <text:p>3.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-11" calcext:value-type="float">
            <text:p>-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-130" calcext:value-type="float">
            <text:p>-130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7" office:value-type="string" calcext:value-type="string">
            <text:p>Product =</text:p>
          </table:table-cell>
          <table:table-cell table:style-name="ce16" table:formula="of:=PRODUCT([.B2];[.B3];[.B4])" office:value-type="float" office:value="480" calcext:value-type="float">
            <text:p>480</text:p>
          </table:table-cell>
          <table:table-cell table:style-name="ce16" table:formula="of:=PRODUCT([.C2];[.C3];[.C4])" office:value-type="float" office:value="-23100" calcext:value-type="float">
            <text:p>-23100</text:p>
          </table:table-cell>
          <table:table-cell table:style-name="ce16" table:formula="of:=PRODUCT([.D2];[.D3];[.D4])" office:value-type="float" office:value="4.8" calcext:value-type="float">
            <text:p>4,8</text:p>
          </table:table-cell>
          <table:table-cell table:style-name="ce16" table:formula="of:=PRODUCT([.E2];[.E3];[.E4])" office:value-type="float" office:value="66690" calcext:value-type="float">
            <text:p>66690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Sum =</text:p>
          </table:table-cell>
          <table:table-cell table:style-name="ce16" table:formula="of:=SUM([.B2];[.B3];[.B4])" office:value-type="float" office:value="24" calcext:value-type="float">
            <text:p>24</text:p>
          </table:table-cell>
          <table:table-cell table:style-name="ce16" table:formula="of:=SUM([.C2];[.C3];[.C4])" office:value-type="float" office:value="296" calcext:value-type="float">
            <text:p>296</text:p>
          </table:table-cell>
          <table:table-cell table:style-name="ce16" table:formula="of:=SUM([.D2];[.D3];[.D4])" office:value-type="float" office:value="52.01" calcext:value-type="float">
            <text:p>52,01</text:p>
          </table:table-cell>
          <table:table-cell table:style-name="ce16" table:formula="of:=SUM([.E2];[.E3];[.E4])" office:value-type="float" office:value="-82" calcext:value-type="float">
            <text:p>-82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Which one greater?</text:p>
          </table:table-cell>
          <table:table-cell table:style-name="ce13" table:formula="of:=IF([.B5]&gt;[.B6];&quot;product is greater&quot;;&quot;sum is greater&quot;)" office:value-type="string" office:string-value="product is greater" calcext:value-type="string">
            <text:p>product is greater</text:p>
          </table:table-cell>
          <table:table-cell table:style-name="ce13" table:formula="of:=IF([.C5]&gt;[.C6];&quot;product is greater&quot;;&quot;sum is greater&quot;)" office:value-type="string" office:string-value="sum is greater" calcext:value-type="string">
            <text:p>sum is greater</text:p>
          </table:table-cell>
          <table:table-cell table:style-name="ce13" table:formula="of:=IF([.D5]&gt;[.D6];&quot;product is greater&quot;;&quot;sum is greater&quot;)" office:value-type="string" office:string-value="sum is greater" calcext:value-type="string">
            <text:p>sum is greater</text:p>
          </table:table-cell>
          <table:table-cell table:style-name="ce13" table:formula="of:=IF([.E5]&gt;[.E6];&quot;product is greater&quot;;&quot;sum is greater&quot;)" office:value-type="string" office:string-value="product is greater" calcext:value-type="string">
            <text:p>product is greater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.00.0000</text:date>, <text:time style:data-style-name="N2" text:time-value="01:11:34.6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dc:date>2017-12-04T01:46:40.536000000</dc:date>
    <meta:editing-duration>PT30M33S</meta:editing-duration>
    <meta:editing-cycles>5</meta:editing-cycles>
    <meta:document-statistic meta:table-count="2" meta:cell-count="193" meta:object-count="0"/>
  </office:meta>
</office:document-meta>
</file>